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158531" officeooo:paragraph-rsid="0015853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78a6e" officeooo:paragraph-rsid="0015853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b6e2c" officeooo:paragraph-rsid="001b6e2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e6532" officeooo:paragraph-rsid="0024d69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e6532" officeooo:paragraph-rsid="0029ec5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1e6532" officeooo:paragraph-rsid="002b587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1e6532" officeooo:paragraph-rsid="00318b2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e6532" officeooo:paragraph-rsid="003ab1e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officeooo:rsid="001b6e2c" officeooo:paragraph-rsid="001b6e2c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d9e7" officeooo:paragraph-rsid="0018d9e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7036a" officeooo:paragraph-rsid="0017036a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7036a" officeooo:paragraph-rsid="0018d9e7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e1d63" officeooo:paragraph-rsid="00177e5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77e59" officeooo:paragraph-rsid="00177e5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e6532" officeooo:paragraph-rsid="001e653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e6532" officeooo:paragraph-rsid="001f03d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e6532" officeooo:paragraph-rsid="0021c256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e6532" officeooo:paragraph-rsid="0022ae7e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e6532" officeooo:paragraph-rsid="0023ba33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e6532" officeooo:paragraph-rsid="0024d696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e6532" officeooo:paragraph-rsid="00268eb4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e6532" officeooo:paragraph-rsid="00274d78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e6532" officeooo:paragraph-rsid="0027a337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e6532" officeooo:paragraph-rsid="0029c2e9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e6532" officeooo:paragraph-rsid="002b587c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e6532" officeooo:paragraph-rsid="002bc82a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1e6532" officeooo:paragraph-rsid="0029ec53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e6532" officeooo:paragraph-rsid="002f4603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1e6532" officeooo:paragraph-rsid="0030c6d2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1e6532" officeooo:paragraph-rsid="00318b20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1e6532" officeooo:paragraph-rsid="00328da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e6532" officeooo:paragraph-rsid="0033ce88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1e6532" officeooo:paragraph-rsid="0035bd4d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1e6532" officeooo:paragraph-rsid="00365e1a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1e6532" officeooo:paragraph-rsid="0038e277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1e6532" officeooo:paragraph-rsid="003ab1e3" style:font-size-asian="12pt" style:font-size-complex="12pt"/>
    </style:style>
    <style:style style:name="P37" style:family="paragraph" style:parent-style-name="Standard">
      <style:text-properties style:font-name="Liberation Serif" fo:font-size="12pt" fo:font-weight="normal" officeooo:rsid="001e6532" officeooo:paragraph-rsid="002b587c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Liberation Serif" fo:font-size="12pt" fo:font-weight="bold" officeooo:rsid="0018d9e7" officeooo:paragraph-rsid="0030c6d2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in" fo:margin-right="0in" fo:margin-top="0in" fo:margin-bottom="0.111in" loext:contextual-spacing="false" fo:line-height="107%" fo:text-indent="0in" style:auto-text-indent="false" style:writing-mode="lr-tb"/>
      <style:text-properties style:font-name="Liberation Serif" fo:font-size="12pt" officeooo:rsid="0018d9e7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.111in" loext:contextual-spacing="false" fo:line-height="107%" fo:text-indent="0in" style:auto-text-indent="false" style:writing-mode="lr-tb"/>
      <style:text-properties style:font-name="Liberation Serif" fo:font-size="12pt" officeooo:rsid="001e6532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1e6532" officeooo:paragraph-rsid="002f4603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1e6532" officeooo:paragraph-rsid="003ab1e3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1e6532" officeooo:paragraph-rsid="0029c2e9" style:font-size-asian="12pt" style:font-size-complex="12pt"/>
    </style:style>
    <style:style style:name="P44" style:family="paragraph" style:parent-style-name="Standard">
      <style:text-properties style:font-name="Liberation Serif" fo:font-size="12pt" fo:font-weight="bold" officeooo:rsid="003d9238" officeooo:paragraph-rsid="003d9238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erif" fo:font-size="12pt" fo:font-weight="bold" officeooo:rsid="003db494" officeooo:paragraph-rsid="003db494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fo:font-size="12pt" fo:font-weight="normal" officeooo:rsid="003d9238" officeooo:paragraph-rsid="003d9238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3d9238" officeooo:paragraph-rsid="003f1a68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3db494" officeooo:paragraph-rsid="003db494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3db494" officeooo:paragraph-rsid="003f1a6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3f1a68" officeooo:paragraph-rsid="003f1a68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paragraph-rsid="003d9238"/>
    </style:style>
    <style:style style:name="P52" style:family="paragraph" style:parent-style-name="Standard">
      <style:text-properties officeooo:rsid="003d9238" officeooo:paragraph-rsid="003d9238"/>
    </style:style>
    <style:style style:name="P53" style:family="paragraph" style:parent-style-name="Standard">
      <style:text-properties officeooo:rsid="003db494" officeooo:paragraph-rsid="003db494"/>
    </style:style>
    <style:style style:name="P54" style:family="paragraph" style:parent-style-name="Standard">
      <style:text-properties officeooo:paragraph-rsid="003db494"/>
    </style:style>
    <style:style style:name="T1" style:family="text">
      <style:text-properties officeooo:rsid="00178a6e"/>
    </style:style>
    <style:style style:name="T2" style:family="text">
      <style:text-properties officeooo:rsid="001d2f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d9238"/>
    </style:style>
    <style:style style:name="T5" style:family="text">
      <style:text-properties style:font-name="Liberation Serif" fo:font-size="12pt" fo:font-weight="normal" officeooo:rsid="003d9238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3db494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3f1a68" style:font-size-asian="12pt" style:font-weight-asian="normal" style:font-size-complex="12pt" style:font-weight-complex="normal"/>
    </style:style>
    <style:style style:name="T8" style:family="text">
      <style:text-properties officeooo:rsid="003db494"/>
    </style:style>
    <style:style style:name="T9" style:family="text">
      <style:text-properties officeooo:rsid="003f1a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:</text:p>
      <text:p text:style-name="P2"/>
      <text:p text:style-name="P3">Unit 1: </text:p>
      <text:p text:style-name="P9"/>
      <text:p text:style-name="P10">Natural Language:</text:p>
      <text:p text:style-name="P10"/>
      <text:p text:style-name="P10">Artificial Language: </text:p>
      <text:p text:style-name="P11"/>
      <text:p text:style-name="P10">NLU: Natural Language Understanding is the computers attempt to produce a useful representation of some inputted language</text:p>
      <text:p text:style-name="P10"/>
      <text:p text:style-name="P10">NLG: Natural language generation is the creation of natural seeming language from structured data.</text:p>
      <text:p text:style-name="P10"/>
      <text:p text:style-name="P12">Word2Vec <text:span text:style-name="T1">(Mikolov 2013)</text:span>: <text:span text:style-name="T1">Each word is embedded in to word vector that represents multiple dimensions.</text:span></text:p>
      <text:p text:style-name="P13"/>
      <text:p text:style-name="P14"/>
      <text:p text:style-name="P3">Unit 2: </text:p>
      <text:p text:style-name="P3"/>
      <text:p text:style-name="P9">Lexical Analysis: <text:span text:style-name="T2">Morphological and stemming of the data into a lexicon to use for analysis.</text:span></text:p>
      <text:p text:style-name="P9"/>
      <text:p text:style-name="P9">Syntactical Analysis:</text:p>
      <text:p text:style-name="P9"/>
      <text:p text:style-name="P9">Semantic Analysis:</text:p>
      <text:p text:style-name="P9"/>
      <text:p text:style-name="P9">Discourse Analysis:</text:p>
      <text:p text:style-name="P9"/>
      <text:p text:style-name="P15">Stemming: </text:p>
      <text:p text:style-name="P15"/>
      <text:p text:style-name="P15">Collocations:</text:p>
      <text:p text:style-name="P15"/>
      <text:p text:style-name="P15">WordNet: The NLP bible of real-world word senses</text:p>
      <text:p text:style-name="P15"/>
      <text:p text:style-name="P16">POS Tagging: After breaking a text into a sentence we can tag the various parts of speech from the text.</text:p>
      <text:p text:style-name="P16"/>
      <text:p text:style-name="P17">Lemmatization: Convert terms down to there lemma or base form which goes beyond just stemming.</text:p>
      <text:p text:style-name="P17"/>
      <text:p text:style-name="P18">Named Entity Extraction: The identification and extraction of people, places, or things from a given text.</text:p>
      <text:p text:style-name="P18"/>
      <text:p text:style-name="P19">Relationship Extraction: Identification of the relationship between 2 or more different named entities.</text:p>
      <text:p text:style-name="P19"/>
      <text:p text:style-name="P19">Word Sense Disambiguation: Use of context words to clarify the intended meaning of the word with respect to the other terms.</text:p>
      <text:p text:style-name="P19"/>
      <text:p text:style-name="P19">GloVe:</text:p>
      <text:p text:style-name="P18"/>
      <text:p text:style-name="P18"/>
      <text:p text:style-name="P18"/>
      <text:p text:style-name="P4"><text:soft-page-break/>Unit 3: </text:p>
      <text:p text:style-name="P20"/>
      <text:p text:style-name="P20">Shallow NLP: <text:s/>Chunking of the of sentences or structures that useful for understanding text at a high level.</text:p>
      <text:p text:style-name="P20"/>
      <text:p text:style-name="P20">Deep NLP: The understanding of every word and what it represents with respect to the context of everything else in the sentence or document.</text:p>
      <text:p text:style-name="P20"/>
      <text:p text:style-name="P21">Statistical NLP: Use of a combination of signals and nodes of varying strengths to develop a final statistical score.<text:line-break/></text:p>
      <text:p text:style-name="P21">Symbolic NLP: Rule based systems where tests are performed for applying each rule.</text:p>
      <text:p text:style-name="P21"/>
      <text:p text:style-name="P22">Feature Learning: The use of machine techniques to learn the features to feed into a model.</text:p>
      <text:p text:style-name="P22"/>
      <text:p text:style-name="P22">Feature Engineering: The hand crafting of the features or variables that are going to be used for the model.</text:p>
      <text:p text:style-name="P22"/>
      <text:p text:style-name="P23">Top-Down: </text:p>
      <text:p text:style-name="P23"/>
      <text:p text:style-name="P23">Bottom-Up: </text:p>
      <text:p text:style-name="P23"/>
      <text:p text:style-name="P24">Transparent NLP: These are interpretable NLP tasks meaning a user is able to see how a process is working or what features may be driving a prediction.</text:p>
      <text:p text:style-name="P24"/>
      <text:p text:style-name="P24">Opaque NLP: These are “black-box” NLP tools where the actual features or processes that drive the NLP result are unknown.</text:p>
      <text:p text:style-name="P24"/>
      <text:p text:style-name="P24"/>
      <text:p text:style-name="P5">Unit 4:</text:p>
      <text:p text:style-name="P6"/>
      <text:p text:style-name="P37">NLP Engineer:</text:p>
      <text:p text:style-name="P37"/>
      <text:p text:style-name="P37">Knowledge Engineer: </text:p>
      <text:p text:style-name="P37"/>
      <text:p text:style-name="P25">Data Scientist:</text:p>
      <text:p text:style-name="P25"/>
      <text:p text:style-name="P25">Database Administrator: Utilize NLP commonly for ETL tasks using NLU or generating reports using NLG.</text:p>
      <text:p text:style-name="P25"/>
      <text:p text:style-name="P26">Associative Processing Unit (APU): </text:p>
      <text:p text:style-name="P25"/>
      <text:p text:style-name="P27"/>
      <text:p text:style-name="P28"><text:span text:style-name="T3">Unit 5:</text:span></text:p>
      <text:p text:style-name="P28"/>
      <text:p text:style-name="P28">Text Pre-Processing</text:p>
      <text:p text:style-name="P28"/>
      <text:p text:style-name="P28">Sentence Segmentation</text:p>
      <text:p text:style-name="P28"/>
      <text:p text:style-name="P28"><text:soft-page-break/>Word Tokenization</text:p>
      <text:p text:style-name="P28"/>
      <text:p text:style-name="P29">Stop Words</text:p>
      <text:p text:style-name="P29"/>
      <text:p text:style-name="P29">Stemmers</text:p>
      <text:p text:style-name="P29"/>
      <text:p text:style-name="P29">TF-IDF</text:p>
      <text:p text:style-name="P29"/>
      <text:p text:style-name="P29">Lexical Diversity</text:p>
      <text:p text:style-name="P29"/>
      <text:p text:style-name="P29">Reading Level</text:p>
      <text:p text:style-name="P29"/>
      <text:p text:style-name="P29">n-grams</text:p>
      <text:p text:style-name="P29"/>
      <text:p text:style-name="P38">Unit 6:</text:p>
      <text:p text:style-name="P39">Lexical Knowledge Base: This is the detailed understanding of the structure in relationships of a lexicon for using NLP applications.</text:p>
      <text:p text:style-name="P39">Lexicon: In NLP this goes beyond just dictionary that makes it machine readable and useful to determining major NLP functions</text:p>
      <text:p text:style-name="P39">Hyponym: A specific subcatergory of an entity or holonym. (i.e Cockerspanial is the hyponym of of dog)</text:p>
      <text:p text:style-name="P39">Hypernym: The more generic group made up multiple hyponym. (i.e dog is the hypernym of cocker spanial)</text:p>
      <text:p text:style-name="P39">Holonom: The whole of an object made up of various (i.e Car is holonom of car wheels)</text:p>
      <text:p text:style-name="P39">Meronym: The part of a larger object that exist both separately and part of that object. (i.e car wheels are meronyms of car wheels)</text:p>
      <text:p text:style-name="P39">WordNet: This is a semantic network that lets you measure some of the relationships between various words.</text:p>
      <text:p text:style-name="P39">Ontological Distance: The distance in lexical space between words that provide a measurement of the similarity between two words.</text:p>
      <text:p text:style-name="P39">Polysemy: Words with multiple senses or mean more than 1 thing.</text:p>
      <text:p text:style-name="P39">Monosemy: Words with only one word sense or only mean 1 thing.</text:p>
      <text:p text:style-name="P39"/>
      <text:p text:style-name="P40"/>
      <text:p text:style-name="P7">Unit 7: </text:p>
      <text:p text:style-name="P30">Parts-of-Speech (POS) Tags: Tags the words in sentence or document with the intended usage of the word. </text:p>
      <text:p text:style-name="P30"/>
      <text:p text:style-name="P30">Tag Set: Set used for tagging all of the words to be used in the POS tagger.</text:p>
      <text:p text:style-name="P30"/>
      <text:p text:style-name="P30"><text:soft-page-break/>Penn Treebank Tagset: Most commonly used tagset with 45 different tagsets.</text:p>
      <text:p text:style-name="P30"/>
      <text:p text:style-name="P30">Brown Corpus: A freely available reference corpus used in NLP</text:p>
      <text:p text:style-name="P30"/>
      <text:p text:style-name="P31">Rule-Based POS Tagger: Simple rules based approach. Begins with assigning the most common POS tag. Then assign simple rules that correct the tag based on the words immediately preceding or following that word.</text:p>
      <text:p text:style-name="P31"/>
      <text:p text:style-name="P32">Hidden Markov Model: A probabilistic path given previous POS it can determine the most probable POS given the weights of the prior POS.</text:p>
      <text:p text:style-name="P32"/>
      <text:p text:style-name="P33">Troponyms: The more specific subset of verbs of a large similar verb class. Like some troponyms of speaking are things like blubbering, whispering, etc.</text:p>
      <text:p text:style-name="P31"/>
      <text:p text:style-name="P34">Named Entity Extraction: Identification of proper names of a specific entity based. This can be rule based by recognizing patterns like consecutive NNP as first name last name or separated by commas. </text:p>
      <text:p text:style-name="P34"/>
      <text:p text:style-name="P35">Conjunctive Elimination: Strategy for NE identification that would eliminate named entities if and only if the NNP is not in some canonical list like Standard and Poors and has a low frequency.</text:p>
      <text:p text:style-name="P35"/>
      <text:p text:style-name="P8">Unit 8:</text:p>
      <text:p text:style-name="P36">Shallow Parsing: A middle level of parsing or chunking that combines several POS tags into phrases, but does not parse the phrases themselves to show how the chunks relate.</text:p>
      <text:p text:style-name="P36"/>
      <text:p text:style-name="P36">Full Parse Tree: Takes all the chunks from shallow parse and show how all the chunks and POS tags relate to one another to visualize the entire grammatical structure.</text:p>
      <text:p text:style-name="P36"/>
      <text:p text:style-name="P36">Shallow Part Tree: The visualization of the shallow parsing for the phrases of the sentence, but does not break it down further like the full parse tree. This makes it easier to read.</text:p>
      <text:p text:style-name="P36"/>
      <text:p text:style-name="P36">Constituency Parser: Breaks sentence in NP, VP, or PP and then continues to parse those phrases down further.</text:p>
      <text:p text:style-name="P36"/>
      <text:p text:style-name="P36">Dependency Parser: Identifies a key verb and then chunks based on the subject and objects around that verb and completes parsing from those chunks.</text:p>
      <text:p text:style-name="P36"/>
      <text:p text:style-name="P36">Directed Acyclic graph: For parse tree this is a graph of nodes connected by edges with a directionality that explains the relationships &amp; structure.</text:p>
      <text:p text:style-name="P36"/>
      <text:p text:style-name="P36">CYK algorithm: Parse tree algorithms that uses increasingly large windows to match grammar rules to achieve full parse of a sentence.</text:p>
      <text:p text:style-name="P36"/>
      <text:p text:style-name="P44">Unit 9: Midterm</text:p>
      <text:p text:style-name="P44"/>
      <text:p text:style-name="P44">Unit 10: </text:p>
      <text:p text:style-name="P44"/>
      <text:p text:style-name="P46">Word Similarity: With respect a collection of documents this a measure to how the similar the words are. This can be measured on a variety of levels.</text:p>
      <text:p text:style-name="P51"><text:soft-page-break/><text:span text:style-name="T5">Taxonomy Similarity: the similarity of the </text:span><text:bookmark text:name="10_157930"/>a <text:bookmark text:name="10_157990"/>hierarchy <text:bookmark text:name="10_158680"/>of <text:bookmark text:name="10_158770"/>all <text:bookmark text:name="10_158890"/>the <text:bookmark text:name="10_158980"/>subject <text:bookmark text:name="10_159370"/>matter <text:span text:style-name="T4">from a collection of documents.</text:span></text:p>
      <text:p text:style-name="P51"/>
      <text:p text:style-name="P51"><text:span text:style-name="T4">C</text:span>ontext <text:bookmark text:name="10_194950"/>similarity: <text:bookmark text:name="10_196720"/>Words <text:bookmark text:name="10_197110"/>can <text:bookmark text:name="10_197230"/>have <text:bookmark text:name="10_197410"/>a <text:bookmark text:name="10_197470"/>similar <text:bookmark text:name="10_198010"/>context. <text:span text:style-name="T4">For example the</text:span> <text:bookmark text:name="10_200200"/>word <text:bookmark text:name="10_200410"/>nurse <text:bookmark text:name="10_200980"/>and <text:bookmark text:name="10_201070"/>the <text:bookmark text:name="10_201340"/>doctor, <text:bookmark text:name="10_201910"/>even <text:bookmark text:name="10_202110"/>though <text:bookmark text:name="10_202210"/>they're <text:bookmark text:name="10_202330"/>not <text:bookmark text:name="10_202600"/>synonyms, <text:bookmark text:name="10_203740"/>they <text:bookmark text:name="10_203860"/>might <text:bookmark text:name="10_204070"/>have <text:bookmark text:name="10_204250"/>really <text:bookmark text:name="10_204610"/>similar <text:bookmark text:name="10_205120"/>context. </text:p>
      <text:p text:style-name="P51"/>
      <text:p text:style-name="P52">PPMI (Positive Pointwise Mutual Information): <text:span text:style-name="T8">A measurement of the probability of two words independently for example college vs university. Then the probability of those words being seen together in a result which is the mutual point wise information. Using this PMI then taking only positive values gives the PPMI.</text:span></text:p>
      <text:p text:style-name="P52"/>
      <text:p text:style-name="P51"><text:span text:style-name="T4">Vector Semantics:</text:span><text:bookmark text:name="20_26810"/><text:span text:style-name="T4"> </text:span><text:bookmark text:name="20_27080"/><text:span text:style-name="T4">W</text:span>here <text:bookmark text:name="20_27230"/>we <text:bookmark text:name="20_27350"/>have <text:bookmark text:name="20_27500"/>vector, <text:span text:style-name="T8">a</text:span>nd <text:bookmark text:name="20_36380"/>it <text:bookmark text:name="20_36440"/>would <text:bookmark text:name="20_36560"/>show <text:bookmark text:name="20_37910"/>a <text:bookmark text:name="20_38000"/>distribution <text:bookmark text:name="20_38660"/>of <text:bookmark text:name="20_38750"/>features <text:span text:style-name="T8">like</text:span> <text:bookmark text:name="20_40970"/>word <text:bookmark text:name="20_41360"/>occurrences. <text:bookmark text:name="20_41990"/>How <text:bookmark text:name="20_42140"/>many <text:bookmark text:name="20_42290"/>times <text:bookmark text:name="20_42680"/>a <text:bookmark text:name="20_42740"/>word <text:bookmark text:name="20_43000"/>occurred <text:bookmark text:name="20_44900"/>in <text:bookmark text:name="20_45110"/>every <text:bookmark text:name="20_45350"/>document. <text:bookmark text:name="20_46100"/>Or <text:bookmark text:name="20_46250"/>maybe, <text:bookmark text:name="20_46970"/>how <text:bookmark text:name="20_47210"/>many <text:bookmark text:name="20_47390"/>times <text:bookmark text:name="20_47780"/>each <text:bookmark text:name="20_48020"/>word <text:bookmark text:name="20_48260"/>occurred <text:bookmark text:name="20_49880"/>in <text:bookmark text:name="20_50000"/>the <text:bookmark text:name="20_50090"/>same <text:bookmark text:name="20_50510"/>document <text:bookmark text:name="20_51000"/>as <text:bookmark text:name="20_51070"/>some <text:bookmark text:name="20_51350"/>other <text:bookmark text:name="20_51620"/>word. <text:span text:style-name="T8">The meanings we assign these vectors is the vector semantics.</text:span></text:p>
      <text:p text:style-name="P52"/>
      <text:p text:style-name="P52">Cosine Similarity: <text:span text:style-name="T8">This represents the cosine angle of the two documents word vectors. With a smaller angle representing a larger cosine similarity and thus more similar words.</text:span></text:p>
      <text:p text:style-name="P52"/>
      <text:p text:style-name="P53">Jaccard Distance: Simply this is the ratio between the words two documents have in common compared to the union of all possible words.</text:p>
      <text:p text:style-name="P44"/>
      <text:p text:style-name="P44"/>
      <text:p text:style-name="P44">Unit 11: </text:p>
      <text:p text:style-name="P46"/>
      <text:p text:style-name="P47">k-means clustering: <text:span text:style-name="T9">Randomly assign a set of k points to the feature space where k is decided by the user. Then those observations are assigned a members of a cluster based on there distance to that center vs the other centers that minimizes document distance within a cluster and maximizes the intracluster difference.</text:span></text:p>
      <text:p text:style-name="P46"/>
      <text:p text:style-name="P54"><text:span text:style-name="T6">AGNES Clustering: </text:span><text:bookmark text:name="30_56860"/><text:span text:style-name="T7">St</text:span>art <text:bookmark text:name="30_57670"/>with <text:span text:style-name="T9">each document in it’s own cluster. Then you continually merge the clusters together until you find the optimal representation that minimizes document distance within a cluster and maximizes the intracluster difference.</text:span></text:p>
      <text:p text:style-name="P48"/>
      <text:p text:style-name="P49">DIANA Clustering: <text:span text:style-name="T9">The opposite of AGNES where you begin with a large single cluster until you find the optimal representation that minimizes document distance within a cluster and maximizes the intracluster difference.</text:span></text:p>
      <text:p text:style-name="P49"/>
      <text:p text:style-name="P50">PCA (principle component analysis): a dimension reduction technique that reduces the amount of features to a representative structure that allows you to visualize the results of your clustering.</text:p>
      <text:p text:style-name="P46"/>
      <text:p text:style-name="P45">Unit 1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1:42:38.794656844</meta:creation-date>
    <dc:date>2019-07-29T21:39:36.175209996</dc:date>
    <meta:editing-duration>P3DT19H15M5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5" meta:paragraph-count="92" meta:word-count="1313" meta:character-count="8110" meta:non-whitespace-character-count="6872"/>
  </office:meta>
</office:document-meta>
</file>